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2.2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8pt" style:font-size-asian="8pt" style:font-size-complex="8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style:font-name="Liberation Sans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8pt" style:font-size-asian="8pt" style:font-size-complex="8pt"/>
    </style:style>
    <style:style style:name="ce5" style:family="table-cell" style:parent-style-name="Default"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ackground-color="#eeeeee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fo:background-color="#eeeeee" fo:border="0.06pt solid #000000"/>
      <style:text-properties style:font-name="Liberation Sans" fo:font-size="8pt" style:font-size-asian="8pt" style:font-size-complex="8pt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8pt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8pt" style:font-size-asian="8pt" style:font-size-complex="8pt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Liberation Sans" fo:font-size="8pt" style:font-size-asian="8pt" style:font-size-complex="8pt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header-rows>
          <table:table-row table:style-name="ro1">
            <table:table-cell table:style-name="ce1" office:value-type="string" calcext:value-type="string">
              <text:p>Fecha</text:p>
            </table:table-cell>
            <table:table-cell table:style-name="ce1" office:value-type="string" calcext:value-type="string">
              <text:p>Comprobante</text:p>
            </table:table-cell>
            <table:table-cell table:style-name="ce14" office:value-type="string" calcext:value-type="string">
              <text:p>Número</text:p>
            </table:table-cell>
            <table:table-cell table:style-name="ce1" office:value-type="string" calcext:value-type="string">
              <text:p>Razón Social</text:p>
            </table:table-cell>
            <table:table-cell table:style-name="ce1" office:value-type="string" calcext:value-type="string">
              <text:p>CI</text:p>
            </table:table-cell>
            <table:table-cell table:style-name="ce1" office:value-type="string" calcext:value-type="string">
              <text:p>CUIT</text:p>
            </table:table-cell>
            <table:table-cell table:style-name="ce16" office:value-type="string" calcext:value-type="string">
              <text:p>Neto Gravado</text:p>
            </table:table-cell>
            <table:table-cell table:style-name="ce18" office:value-type="string" calcext:value-type="string">
              <text:p>No Gravado</text:p>
            </table:table-cell>
            <table:table-cell table:style-name="ce18" office:value-type="string" calcext:value-type="string">
              <text:p>Exento</text:p>
            </table:table-cell>
            <table:table-cell table:style-name="ce18" office:value-type="string" calcext:value-type="string">
              <text:p>IVA</text:p>
            </table:table-cell>
            <table:table-cell table:style-name="ce18" office:value-type="string" calcext:value-type="string">
              <text:p>Perc.IIBB</text:p>
            </table:table-cell>
            <table:table-cell table:style-name="ce20" office:value-type="string" calcext:value-type="string">
              <text:p>Total</text:p>
            </table:table-cell>
            <table:table-cell table:style-name="ce23" office:value-type="string" calcext:value-type="string">
              <text:p>Pagina</text:p>
            </table:table-cell>
            <table:table-cell table:style-name="ce9" table:number-columns-repeated="2"/>
            <table:table-cell table:style-name="ce4"/>
            <table:table-cell table:number-columns-repeated="1008"/>
          </table:table-row>
        </table:table-header-rows>
        <table:table-row table:style-name="ro1">
          <table:table-cell table:style-name="ce2" office:value-type="string" calcext:value-type="string">
            <text:p><text:a xlink:href="relatorio://for%20each='i,%20invoice%20in%20enumerate(invoices,%201)'" xlink:type="simple">for each='i, invoice in enumerate(invoices, 1)'</text:a></text:p>
          </table:table-cell>
          <table:table-cell table:style-name="ce9"/>
          <table:table-cell table:style-name="ce15"/>
          <table:table-cell table:style-name="ce9" table:number-columns-repeated="4"/>
          <table:table-cell table:style-name="ce19" table:number-columns-repeated="4"/>
          <table:table-cell table:style-name="ce21"/>
          <table:table-cell table:style-name="ce4"/>
          <table:table-cell table:style-name="ce9" table:number-columns-repeated="2"/>
          <table:table-cell table:style-name="ce4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relatorio://if%20test=%22i%20!=%2030%22" xlink:type="simple">if test="i != 30"</text:a></text:p>
          </table:table-cell>
          <table:table-cell table:style-name="ce9"/>
          <table:table-cell table:style-name="ce15"/>
          <table:table-cell table:style-name="ce9" table:number-columns-repeated="4"/>
          <table:table-cell table:style-name="ce19" table:number-columns-repeated="4"/>
          <table:table-cell table:style-name="ce21"/>
          <table:table-cell table:style-name="ce4"/>
          <table:table-cell table:style-name="ce9" table:number-columns-repeated="2"/>
          <table:table-cell table:style-name="ce4"/>
          <table:table-cell table:number-columns-repeated="1008"/>
        </table:table-row>
        <table:table-row table:style-name="ro1">
          <table:table-cell table:style-name="ce3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0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0" office:value-type="string" calcext:value-type="string">
            <text:p><text:a xlink:href="relatorio://invoice.number" xlink:type="simple">invoice.number</text:a></text:p>
          </table:table-cell>
          <table:table-cell table:style-name="ce10" office:value-type="string" calcext:value-type="string">
            <text:p><text:a xlink:href="relatorio://invoice.party.name" xlink:type="simple">invoice.party.name</text:a></text:p>
          </table:table-cell>
          <table:table-cell table:style-name="ce10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0" office:value-type="string" calcext:value-type="string">
            <text:p><text:a xlink:href="relatorio://invoice.party.vat_number" xlink:type="simple">invoice.party.vat_number</text:a></text:p>
          </table:table-cell>
          <table:table-cell table:style-name="ce17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17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17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17" office:value-type="string" calcext:value-type="string">
            <text:p><text:a xlink:href="relatorio://get_iva(invoice)" xlink:type="simple">get_iva(invoice)</text:a></text:p>
          </table:table-cell>
          <table:table-cell table:style-name="ce17" office:value-type="string" calcext:value-type="string">
            <text:p><text:a xlink:href="relatorio://get_iibb(invoice)" xlink:type="simple">get_iibb(invoice)</text:a></text:p>
          </table:table-cell>
          <table:table-cell table:style-name="ce17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 table:style-name="ce24" office:value-type="string" calcext:value-type="string">
            <text:p><text:a xlink:href="relatorio://i/30" xlink:type="simple">i/30</text:a></text:p>
          </table:table-cell>
          <table:table-cell table:style-name="ce10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relatorio:///if" xlink:type="simple">/if</text:a></text:p>
          </table:table-cell>
          <table:table-cell table:style-name="ce10" table:number-columns-repeated="6"/>
          <table:table-cell table:style-name="ce17" table:number-columns-repeated="5"/>
          <table:table-cell table:style-name="ce4"/>
          <table:table-cell table:style-name="ce10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relatorio://choose%20test=%22%22" xlink:type="simple">choose test=""</text:a></text:p>
          </table:table-cell>
          <table:table-cell table:style-name="ce10" table:number-columns-repeated="6"/>
          <table:table-cell table:style-name="ce17" table:number-columns-repeated="5"/>
          <table:table-cell table:style-name="ce4"/>
          <table:table-cell table:style-name="ce10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relatorio://when test=&quot;(i % 30)== 0&quot;" xlink:type="simple">when test="(i % 30) == 0"</text:a></text:p>
          </table:table-cell>
          <table:table-cell table:style-name="ce10" table:number-columns-repeated="6"/>
          <table:table-cell table:style-name="ce17" table:number-columns-repeated="5"/>
          <table:table-cell table:style-name="ce4"/>
          <table:table-cell table:style-name="ce10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Default"/>
          <table:table-cell table:style-name="ce11" office:value-type="string" calcext:value-type="string">
            <text:p>Transporte:</text:p>
          </table:table-cell>
          <table:table-cell table:style-name="ce10" table:number-columns-repeated="5"/>
          <table:table-cell table:style-name="ce17" table:number-columns-repeated="4"/>
          <table:table-cell table:style-name="ce22" office:value-type="string" calcext:value-type="string">
            <text:p><text:a xlink:href="relatorio://transporte_total(invoices, i)" xlink:type="simple">transporte_total(invoices, i)</text:a></text:p>
          </table:table-cell>
          <table:table-cell table:style-name="ce4"/>
          <table:table-cell table:style-name="ce10"/>
          <table:table-cell table:style-name="ce4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<text:a xlink:href="relatorio:///when" xlink:type="simple">/when</text:a></text:p>
          </table:table-cell>
          <table:table-cell table:style-name="ce10" table:number-columns-repeated="6"/>
          <table:table-cell table:style-name="ce17" table:number-columns-repeated="5"/>
          <table:table-cell table:style-name="ce4"/>
          <table:table-cell table:style-name="ce10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relatorio:///choose" xlink:type="simple">/choose</text:a></text:p>
          </table:table-cell>
          <table:table-cell table:style-name="ce10" table:number-columns-repeated="6"/>
          <table:table-cell table:style-name="ce17" table:number-columns-repeated="5"/>
          <table:table-cell table:style-name="ce4"/>
          <table:table-cell table:style-name="ce10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relatorio:///for" xlink:type="simple">/for</text:a></text:p>
          </table:table-cell>
          <table:table-cell table:style-name="ce4" table:number-columns-repeated="15"/>
          <table:table-cell table:number-columns-repeated="1008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4" table:number-columns-repeated="7"/>
          <table:table-cell table:style-name="ce17" office:value-type="string" calcext:value-type="string">
            <text:p><text:a xlink:href="relatorio://total_untaxed_amount" xlink:type="simple">total_untaxed_amount</text:a></text:p>
          </table:table-cell>
          <table:table-cell table:style-name="ce17"/>
          <table:table-cell table:style-name="ce4" table:number-columns-repeated="2"/>
          <table:table-cell table:style-name="ce17" office:value-type="string" calcext:value-type="string">
            <text:p><text:a xlink:href="relatorio://total_amount" xlink:type="simple">total_amount</text:a>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7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tax.name" xlink:type="simple">tax.name</text:a></text:p>
          </table:table-cell>
          <table:table-cell table:style-name="ce1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7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iva_condition" xlink:type="simple">iva_condition</text:a></text:p>
          </table:table-cell>
          <table:table-cell table:style-name="ce1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otales por categoría y alícuotas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7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for%20each='tax%20in%20alicuotas'" xlink:type="simple">for each='tax in alicuotas'</text:a>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Hoja1.A1:Hoja1.L7"/>
        <table:database-range table:name="__Anonymous_DB__2" table:target-range-address="Hoja1.A1:Hoja1.L1048562"/>
        <table:database-range table:name="__Anonymous_DB__3" table:target-range-address="Hoja1.A1:Hoja1.M1048562"/>
        <table:database-range table:name="__Anonymous_DB__4" table:target-range-address="Hoja1.A1:Hoja1.M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cm" fo:margin-right="0.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Página <text:page-number>1</text:page-number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03:34:08.7523237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8-07-12T20:35:24.414306032</dc:date>
    <dc:creator>Luciano Rossi</dc:creator>
    <meta:editing-duration>P1DT18M25S</meta:editing-duration>
    <meta:editing-cycles>123</meta:editing-cycles>
    <meta:document-statistic meta:table-count="1" meta:cell-count="64" meta:object-count="0"/>
  </office:meta>
</office:document-meta>
</file>